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DE6A59C2.png"/>
  <manifest:file-entry manifest:media-type="image/png" manifest:full-path="Pictures/1000000000000004000000047C5CA535.png"/>
  <manifest:file-entry manifest:media-type="image/png" manifest:full-path="Pictures/10000000000000040000000487A160E4.png"/>
  <manifest:file-entry manifest:media-type="image/png" manifest:full-path="Pictures/1000000000000004000000046C38CAE4.png"/>
  <manifest:file-entry manifest:media-type="image/png" manifest:full-path="Pictures/10000000000002B9000000321F7B2F3C.png"/>
  <manifest:file-entry manifest:media-type="image/png" manifest:full-path="Pictures/1000000000000004000000044D5A0D67.png"/>
  <manifest:file-entry manifest:media-type="image/png" manifest:full-path="Pictures/10000000000000040000000488225A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25in" fo:margin-right="0in" BungeniSectionType="Header" __BungeniMetaEditable="false" style:editable="false">
        <style:columns fo:column-count="1" fo:column-gap="0in"/>
        <style:background-image xlink:href="Pictures/1000000000000004000000047C5CA535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55in" fo:margin-right="0in" BungeniSectionType="Introduction" __BungeniMetaEditable="false" style:editable="false">
        <style:columns fo:column-count="1" fo:column-gap="0in"/>
        <style:background-image xlink:href="Pictures/10000000000000040000000488225A69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55in" fo:margin-right="0in" BungeniSectionType="Background" __BungeniMetaEditable="false" style:editable="false">
        <style:columns fo:column-count="1" fo:column-gap="0in"/>
        <style:background-image xlink:href="Pictures/100000000000000400000004DE6A59C2.png" xlink:type="simple" xlink:actuate="onLoad" style:filter-name="PNG - Portable Network Graphic"/>
      </style:section-properties>
    </style:style>
    <style:style style:name="Sect5" style:family="section">
      <style:section-properties fo:background-color="transparent" fo:margin-left="0.55in" fo:margin-right="0in" BungeniSectionType="Motivation" __BungeniMetaEditable="false" style:editable="false">
        <style:columns fo:column-count="1" fo:column-gap="0in"/>
        <style:background-image xlink:href="Pictures/1000000000000004000000044D5A0D67.png" xlink:type="simple" xlink:actuate="onLoad" style:filter-name="PNG - Portable Network Graphic"/>
      </style:section-properties>
    </style:style>
    <style:style style:name="Sect6" style:family="section">
      <style:section-properties fo:background-color="transparent" fo:margin-left="0.55in" fo:margin-right="0in" BungeniSectionType="Decision" __BungeniMetaEditable="false" style:editable="false">
        <style:columns fo:column-count="1" fo:column-gap="0in"/>
        <style:background-image xlink:href="Pictures/10000000000000040000000487A160E4.png" xlink:type="simple" xlink:actuate="onLoad" style:filter-name="PNG - Portable Network Graphic"/>
      </style:section-properties>
    </style:style>
    <style:style style:name="Sect7" style:family="section">
      <style:section-properties fo:background-color="transparent" fo:margin-left="0.25in" fo:margin-right="0in" BungeniSectionType="Conclusion" __BungeniMetaEditable="false" style:editable="false">
        <style:columns fo:column-count="1" fo:column-gap="0in"/>
        <style:background-image xlink:href="Pictures/1000000000000004000000046C38CAE4.png" xlink:type="simple" xlink:actuate="onLoad" style:filter-name="PNG - Portable Network Graphic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judgement">
        <text:p text:style-name="Standard"/>
        <text:section text:style-name="Sect2" text:name="header">
          <text:p text:style-name="Standard"/>
          <text:p text:style-name="Standard">blah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Standard"/>
        <text:section text:style-name="Sect3" text:name="intro">
          <text:p text:style-name="Standard">blah</text:p>
          <text:p text:style-name="Standard"/>
          <text:p text:style-name="Standard"/>
          <text:p text:style-name="Standard"/>
        </text:section>
        <text:p text:style-name="Standard"/>
        <text:section text:style-name="Sect4" text:name="bg">
          <text:p text:style-name="Standard">blah</text:p>
          <text:p text:style-name="Standard"/>
          <text:p text:style-name="Standard"/>
        </text:section>
        <text:p text:style-name="Standard"/>
        <text:section text:style-name="Sect5" text:name="motive">
          <text:p text:style-name="Standard">blah</text:p>
          <text:p text:style-name="Standard"/>
          <text:p text:style-name="Standard"/>
          <text:p text:style-name="Standard"/>
        </text:section>
        <text:p text:style-name="Standard"/>
        <text:section text:style-name="Sect6" text:name="decision">
          <text:p text:style-name="Standard">blah</text:p>
          <text:p text:style-name="Standard"/>
          <text:p text:style-name="Standard"/>
          <text:p text:style-name="Standard"/>
        </text:section>
        <text:p text:style-name="Standard"/>
        <text:section text:style-name="Sect7" text:name="concl1">
          <text:p text:style-name="Standard">blah</text:p>
          <text:p text:style-name="Standard"/>
          <text:p text:style-name="Standard"/>
        </text:section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atqwus13j4eb" draw:display-name="1atqwus13j4eb" xlink:href="Pictures/1000000000000004000000046C38CAE4.png" xlink:type="simple" xlink:show="embed" xlink:actuate="onLoad"/>
    <draw:fill-image draw:name="_31_ib8aaha7u2kx" draw:display-name="1ib8aaha7u2kx" xlink:href="Pictures/10000000000000040000000488225A69.png" xlink:type="simple" xlink:show="embed" xlink:actuate="onLoad"/>
    <draw:fill-image draw:name="_31_mw28jxazt7xz" draw:display-name="1mw28jxazt7xz" xlink:href="Pictures/100000000000000400000004DE6A59C2.png" xlink:type="simple" xlink:show="embed" xlink:actuate="onLoad"/>
    <draw:fill-image draw:name="_31_qjpgfg7bnrq5" draw:display-name="1qjpgfg7bnrq5" xlink:href="Pictures/10000000000000040000000487A160E4.png" xlink:type="simple" xlink:show="embed" xlink:actuate="onLoad"/>
    <draw:fill-image draw:name="_38_2h1yjiq3t08" draw:display-name="82h1yjiq3t08" xlink:href="Pictures/1000000000000004000000044D5A0D67.png" xlink:type="simple" xlink:show="embed" xlink:actuate="onLoad"/>
    <draw:fill-image draw:name="ktvdunvvakqq" xlink:href="Pictures/1000000000000004000000047C5CA535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background" style:display-name="heading_background" style:family="paragraph" style:parent-style-name="Heading" style:class="text">
      <style:text-properties style:font-name="Times new roman" fo:font-weight="bold"/>
    </style:style>
    <style:style style:name="subheading_5f_background" style:display-name="subheading_background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vation" style:display-name="subtitle_motiva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motivation" style:display-name="heading_motivation" style:family="paragraph" style:parent-style-name="heading_5f_background"/>
    <style:style style:name="subheading_5f_introduction" style:display-name="subheading_introduction" style:family="paragraph" style:parent-style-name="subheading_5f_background"/>
    <style:style style:name="heading_5f_introduction" style:display-name="heading_introduction" style:family="paragraph" style:parent-style-name="heading_5f_motivation"/>
    <style:style style:name="heading_5f_decision" style:display-name="heading_decision" style:family="paragraph" style:parent-style-name="heading_5f_background"/>
    <style:style style:name="subheading_5f_decision" style:display-name="subheading_decision" style:family="paragraph" style:parent-style-name="subheading_5f_background"/>
    <style:style style:name="heading_5f_title" style:display-name="heading_title" style:family="paragraph" style:parent-style-name="heading_5f_background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1F7B2F3C.pn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DGEMENT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8-25T12:27:18</meta:creation-date>
    <meta:editing-cycles>4</meta:editing-cycles>
    <meta:editing-duration>PT03H07M21S</meta:editing-duration>
    <meta:initial-creator>Ashok Hariharan</meta:initial-creator>
    <dc:date>2009-08-25T22:53:33</dc:date>
    <dc:creator>Ashok Hariharan</dc:creator>
    <meta:document-statistic meta:table-count="0" meta:image-count="0" meta:object-count="0" meta:page-count="1" meta:paragraph-count="7" meta:word-count="8" meta:character-count="39"/>
    <meta:user-defined meta:name="BungeniCaseNo">333</meta:user-defined>
    <meta:user-defined meta:name="BungeniCountryCode">ke</meta:user-defined>
    <meta:user-defined meta:name="BungeniDocAuthor"/>
    <meta:user-defined meta:name="BungeniDocPart">main</meta:user-defined>
    <meta:user-defined meta:name="BungeniDocType">judgement</meta:user-defined>
    <meta:user-defined meta:name="BungeniExpAuthor">user.Ashok</meta:user-defined>
    <meta:user-defined meta:name="BungeniExpAuthorURI">user.Ashok</meta:user-defined>
    <meta:user-defined meta:name="BungeniExpDate">2009-08-25</meta:user-defined>
    <meta:user-defined meta:name="BungeniExpDateName">expDate</meta:user-defined>
    <meta:user-defined meta:name="BungeniExpURI">/ke/judgement/2009-8-25/eng</meta:user-defined>
    <meta:user-defined meta:name="BungeniJudgeName:ken.person.Abdollahi.Ali.1929-05-04">Abdollahi~Ali~ken.person.Abdollahi.Ali.1929-05-04</meta:user-defined>
    <meta:user-defined meta:name="BungeniJudgeName:ken.person.Basiya.Khalwale.1980-04-12">Basiya~Khalwale~ken.person.Basiya.Khalwale.1980-04-12</meta:user-defined>
    <meta:user-defined meta:name="BungeniJudgeName:ken.person.Josaph.Khamisi.1980-04-14">Josaph~Khamisi~ken.person.Josaph.Khamisi.1980-04-14</meta:user-defined>
    <meta:user-defined meta:name="BungeniJudgeName:ken.person.Lyola.Khamasi.1980-04-13">Lyola~Khamasi~ken.person.Lyola.Khamasi.1980-04-13</meta:user-defined>
    <meta:user-defined meta:name="BungeniJudgeName:ken.person.Nohana.Khalif.1944-10-10">Nohana~Khalif~ken.person.Nohana.Khalif.1944-10-10</meta:user-defined>
    <meta:user-defined meta:name="BungeniJudgementDate">2008-11-26</meta:user-defined>
    <meta:user-defined meta:name="BungeniJudgementNo">653/07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8-25</meta:user-defined>
    <meta:user-defined meta:name="BungeniManDateName">manDate</meta:user-defined>
    <meta:user-defined meta:name="BungeniManURI">/ke/judgement/2009-8-25/eng.xml</meta:user-defined>
    <meta:user-defined meta:name="BungeniOfficialDate">2009-08-25</meta:user-defined>
    <meta:user-defined meta:name="BungeniOfficialTime">12:27</meta:user-defined>
    <meta:user-defined meta:name="BungeniParliamentID"/>
    <meta:user-defined meta:name="BungeniPartyName:p1">p1~FOURWAY HAULAGE SA (PTY) LTD~appelant</meta:user-defined>
    <meta:user-defined meta:name="BungeniPartyName:p2">p2~SA NATIONAL ROADS AGENCY LTD~respondent</meta:user-defined>
    <meta:user-defined meta:name="BungeniPublicationDate">2009-08-25</meta:user-defined>
    <meta:user-defined meta:name="BungeniPublicationName">judgement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8-25</meta:user-defined>
    <meta:user-defined meta:name="BungeniWorkDateName">workDate</meta:user-defined>
    <meta:user-defined meta:name="BungeniWorkURI">/ke/judgement/2009-8-25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